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Menlo" svg:font-family="Menlo, Monaco, Consolas, 'Courier New', Courier, monospac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  <style:font-face style:name="monospace" svg:font-family="monospace, monospace"/>
  </office:font-face-decls>
  <office:automatic-styles>
    <style:style style:name="Table1" style:family="table">
      <style:table-properties style:width="7.4535in" fo:margin-left="0.0299in" fo:margin-top="0in" fo:margin-bottom="0in" table:align="left" style:writing-mode="page"/>
    </style:style>
    <style:style style:name="Table1.A" style:family="table-column">
      <style:table-column-properties style:column-width="4.1431in"/>
    </style:style>
    <style:style style:name="Table1.B" style:family="table-column">
      <style:table-column-properties style:column-width="1.7715in"/>
    </style:style>
    <style:style style:name="Table1.C" style:family="table-column">
      <style:table-column-properties style:column-width="1.5389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fo:padding="0.0382in" fo:border="0.25pt solid #000000"/>
    </style:style>
    <style:style style:name="Table1.2" style:family="table-row">
      <style:table-row-properties style:min-row-height="0.5604in" fo:keep-together="auto"/>
    </style:style>
    <style:style style:name="Table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/>
    </style:style>
    <style:style style:name="Table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/>
    </style:style>
    <style:style style:name="Table1.3" style:family="table-row">
      <style:table-row-properties style:min-row-height="0.5521in" fo:keep-together="auto"/>
    </style:style>
    <style:style style:name="Table1.A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7493in" fo:keep-together="auto"/>
    </style:style>
    <style:style style:name="Table1.A6" style:family="table-cell">
      <style:table-cell-properties fo:padding="0.0382in" fo:border-left="0.25pt solid #000000" fo:border-right="0.25pt solid #000000" fo:border-top="none" fo:border-bottom="0.5pt solid #000000"/>
    </style:style>
    <style:style style:name="Table1.7" style:family="table-row">
      <style:table-row-properties style:min-row-height="0.6757in" fo:keep-together="auto"/>
    </style:style>
    <style:style style:name="Table1.A7" style:family="table-cell">
      <style:table-cell-properties fo:padding="0.0382in" fo:border="0.5pt solid #000000"/>
    </style:style>
    <style:style style:name="Table1.8" style:family="table-row">
      <style:table-row-properties style:min-row-height="0.5681in" fo:keep-together="auto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_20__28_WW_29_">
      <style:text-properties fo:language="ru" fo:country="RU"/>
    </style:style>
    <style:style style:name="P4" style:family="paragraph" style:parent-style-name="Standard_20__28_WW_29_">
      <style:paragraph-properties fo:text-align="center" style:justify-single-word="false"/>
      <style:text-properties fo:language="ru" fo:country="RU"/>
    </style:style>
    <style:style style:name="P5" style:family="paragraph" style:parent-style-name="Standard_20__28_WW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6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7" style:family="paragraph" style:parent-style-name="Обычный_20__28_веб_29_">
      <style:paragraph-properties fo:margin-top="0in" fo:margin-bottom="0in" style:contextual-spacing="false"/>
    </style:style>
    <style:style style:name="P8" style:family="paragraph" style:parent-style-name="Standard_20__28_WW_29_">
      <style:paragraph-properties fo:text-align="center" style:justify-single-word="false"/>
    </style:style>
    <style:style style:name="P9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10" style:family="paragraph" style:parent-style-name="Обычный_20__28_веб_29_">
      <style:paragraph-properties fo:margin-top="0in" fo:margin-bottom="0in" style:contextual-spacing="false"/>
      <style:text-properties officeooo:rsid="001c7072" officeooo:paragraph-rsid="001c7072"/>
    </style:style>
    <style:style style:name="P11" style:family="paragraph" style:parent-style-name="Table_20_Contents">
      <style:text-properties fo:language="ru" fo:country="RU" fo:font-weight="bold" style:font-weight-asian="bold" style:font-weight-complex="bold"/>
    </style:style>
    <style:style style:name="P12" style:family="paragraph" style:parent-style-name="Table_20_Contents">
      <style:text-properties fo:language="ru" fo:country="RU" style:font-name-asian="Times New Roman1" style:font-name-complex="Times New Roman1"/>
    </style:style>
    <style:style style:name="P13" style:family="paragraph" style:parent-style-name="Table_20_Contents" style:list-style-name="WWNum1">
      <style:paragraph-properties fo:margin-left="0.2646in" fo:margin-right="0in" fo:text-indent="-0.2646in" style:auto-text-indent="false">
        <style:tab-stops>
          <style:tab-stop style:position="0in"/>
        </style:tab-stops>
      </style:paragraph-properties>
      <style:text-properties fo:language="ru" fo:country="RU"/>
    </style:style>
    <style:style style:name="P14" style:family="paragraph" style:parent-style-name="Table_20_Contents" style:list-style-name="WWNum2">
      <style:paragraph-properties fo:margin-left="0in" fo:margin-right="0in" fo:text-indent="0in" style:auto-text-indent="false">
        <style:tab-stops>
          <style:tab-stop style:position="0.2752in"/>
        </style:tab-stops>
      </style:paragraph-properties>
      <style:text-properties fo:language="ru" fo:country="RU"/>
    </style:style>
    <style:style style:name="P15" style:family="paragraph" style:parent-style-name="Table_20_Contents" style:list-style-name="WWNum2">
      <style:paragraph-properties fo:margin-left="0in" fo:margin-right="0in" fo:text-indent="0in" style:auto-text-indent="fals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language="ru" fo:country="RU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Contents" style:list-style-name="WWNum1">
      <style:paragraph-properties fo:margin-left="0.2646in" fo:margin-right="0in" fo:text-indent="-0.2646in" style:auto-text-indent="false">
        <style:tab-stops>
          <style:tab-stop style:position="0in"/>
        </style:tab-stops>
      </style:paragraph-properties>
      <style:text-properties fo:language="ru" fo:country="RU" officeooo:rsid="00385fa1" officeooo:paragraph-rsid="00385fa1"/>
    </style:style>
    <style:style style:name="P18" style:family="paragraph" style:parent-style-name="Table_20_Contents" style:list-style-name="WWNum1">
      <style:paragraph-properties fo:margin-left="0.2646in" fo:margin-right="0in" fo:text-indent="-0.2646in" style:auto-text-indent="false">
        <style:tab-stops>
          <style:tab-stop style:position="0in"/>
        </style:tab-stops>
      </style:paragraph-properties>
      <style:text-properties fo:language="ru" fo:country="RU" officeooo:rsid="003d03f1" officeooo:paragraph-rsid="003d03f1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 style:list-style-name="WWNum2">
      <style:paragraph-properties fo:margin-left="0in" fo:margin-right="0in" fo:text-indent="0in" style:auto-text-indent="false">
        <style:tab-stops>
          <style:tab-stop style:position="0.2752in"/>
          <style:tab-stop style:position="0.3917in"/>
          <style:tab-stop style:position="0.4335in"/>
        </style:tab-stops>
      </style:paragraph-properties>
    </style:style>
    <style:style style:name="P21" style:family="paragraph" style:parent-style-name="Table_20_Contents">
      <style:paragraph-properties fo:text-align="center" style:justify-single-word="false"/>
      <style:text-properties officeooo:rsid="001c8abc" officeooo:paragraph-rsid="001c8abc"/>
    </style:style>
    <style:style style:name="P2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officeooo:rsid="00209359" officeooo:paragraph-rsid="00209359"/>
    </style:style>
    <style:style style:name="P24" style:family="paragraph" style:parent-style-name="Table_20_Contents">
      <style:text-properties officeooo:rsid="002e49c6" officeooo:paragraph-rsid="002e49c6"/>
    </style:style>
    <style:style style:name="P25" style:family="paragraph" style:parent-style-name="Table_20_Contents" style:list-style-name="WWNum2">
      <style:paragraph-properties fo:margin-left="0in" fo:margin-right="0in" fo:text-indent="0in" style:auto-text-indent="fals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officeooo:rsid="003b6acd" officeooo:paragraph-rsid="003b6acd"/>
    </style:style>
    <style:style style:name="P26" style:family="paragraph" style:parent-style-name="Table_20_Contents">
      <style:text-properties officeooo:rsid="003e3bda" officeooo:paragraph-rsid="003e3bda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178d38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1c7072" style:font-name-asian="Times New Roman1" style:font-name-complex="Times New Roman1"/>
    </style:style>
    <style:style style:name="T7" style:family="text">
      <style:text-properties fo:language="ru" fo:country="RU" fo:font-style="italic" style:font-style-asian="italic" style:font-weight-complex="bold"/>
    </style:style>
    <style:style style:name="T8" style:family="text">
      <style:text-properties fo:language="ru" fo:country="RU" fo:font-style="italic" fo:font-weight="bold" style:font-style-asian="italic" style:font-weight-asian="bold" style:font-weight-complex="bold"/>
    </style:style>
    <style:style style:name="T9" style:family="text">
      <style:text-properties fo:language="ru" fo:country="RU" officeooo:rsid="001c7072"/>
    </style:style>
    <style:style style:name="T10" style:family="text">
      <style:text-properties fo:language="ru" fo:country="RU" officeooo:rsid="0023782e"/>
    </style:style>
    <style:style style:name="T11" style:family="text">
      <style:text-properties fo:language="ru" fo:country="RU" officeooo:rsid="0025a640"/>
    </style:style>
    <style:style style:name="T12" style:family="text">
      <style:text-properties fo:language="ru" fo:country="RU" officeooo:rsid="002d8855"/>
    </style:style>
    <style:style style:name="T13" style:family="text">
      <style:text-properties fo:language="ru" fo:country="RU" officeooo:rsid="002edc1f"/>
    </style:style>
    <style:style style:name="T14" style:family="text">
      <style:text-properties fo:language="ru" fo:country="RU" officeooo:rsid="003085af"/>
    </style:style>
    <style:style style:name="T15" style:family="text">
      <style:text-properties style:font-name="Times New Roman Cyr" fo:language="ru" fo:country="RU" style:font-name-complex="Times New Roman Cyr1"/>
    </style:style>
    <style:style style:name="T16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17" style:family="text">
      <style:text-properties style:font-name="Times New Roman Cyr" fo:language="ru" fo:country="RU" style:text-underline-style="solid" style:text-underline-width="auto" style:text-underline-color="font-color" officeooo:rsid="0013d4a5" style:font-name-complex="Times New Roman Cyr1"/>
    </style:style>
    <style:style style:name="T18" style:family="text">
      <style:text-properties style:text-position="super 58%" fo:language="ru" fo:country="RU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officeooo:rsid="001c7072"/>
    </style:style>
    <style:style style:name="T22" style:family="text">
      <style:text-properties officeooo:rsid="0021c3b5"/>
    </style:style>
    <style:style style:name="T23" style:family="text">
      <style:text-properties officeooo:rsid="0023782e"/>
    </style:style>
    <style:style style:name="T24" style:family="text">
      <style:text-properties officeooo:rsid="00273c65"/>
    </style:style>
    <style:style style:name="T25" style:family="text">
      <style:text-properties officeooo:rsid="00293daa"/>
    </style:style>
    <style:style style:name="T26" style:family="text">
      <style:text-properties officeooo:rsid="002b196d"/>
    </style:style>
    <style:style style:name="T27" style:family="text">
      <style:text-properties officeooo:rsid="002b2455"/>
    </style:style>
    <style:style style:name="T28" style:family="text">
      <style:text-properties officeooo:rsid="002ce86c"/>
    </style:style>
    <style:style style:name="T29" style:family="text">
      <style:text-properties officeooo:rsid="0033687c"/>
    </style:style>
    <style:style style:name="T30" style:family="text">
      <style:text-properties officeooo:rsid="0037cef6"/>
    </style:style>
    <style:style style:name="T31" style:family="text">
      <style:text-properties officeooo:rsid="003a07a2"/>
    </style:style>
    <style:style style:name="T32" style:family="text">
      <style:text-properties officeooo:rsid="003f9471"/>
    </style:style>
    <style:style style:name="T33" style:family="text">
      <style:text-properties fo:color="#81d41a" loext:opacity="100%"/>
    </style:style>
    <style:style style:name="T34" style:family="text">
      <style:text-properties style:use-window-font-color="true" loext:opacity="0%"/>
    </style:style>
    <style:style style:name="T35" style:family="text">
      <style:text-properties fo:color="#ffff00" loext:opacity="100%"/>
    </style:style>
    <style:style style:name="T36" style:family="text">
      <style:text-properties fo:color="#ff8000" loext:opacity="100%"/>
    </style:style>
    <style:style style:name="T37" style:family="text">
      <style:text-properties fo:color="#2a6099" loext:opacity="100%"/>
    </style:style>
    <style:style style:name="T38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</text:span><text:span text:style-name="T1"/></text:p>
      <text:p text:style-name="P1"><text:span text:style-name="T1">Двухнедельная отчётная работа по «Информатике»: аннотация к статье</text:span><text:span text:style-name="T1"/></text:p>
      <text:p text:style-name="P1"><text:span text:style-name="T15">Дата прошедшей лекции: </text:span><text:span text:style-name="T17">11</text:span><text:span text:style-name="T16">.</text:span><text:span text:style-name="T17">10</text:span><text:span text:style-name="T16">.202</text:span><text:span text:style-name="T17">3</text:span><text:span text:style-name="T15"><text:tab/>Номер прошедшей лекции</text:span><text:span text:style-name="T1">: </text:span><text:span text:style-name="T2">№</text:span><text:span text:style-name="T3">3</text:span><text:span text:style-name="T15"><text:tab/>Дата сдачи: </text:span><text:span text:style-name="T17">25</text:span><text:span text:style-name="T16">.</text:span><text:span text:style-name="T17">10</text:span><text:span text:style-name="T16">.202</text:span><text:span text:style-name="T17">3</text:span></text:p>
      <text:p text:style-name="P4"/>
      <text:p text:style-name="P5"><text:span text:style-name="T1">Выполнил(а) </text:span><text:span text:style-name="T2"><text:s text:c="31"/>Тимошкин Р.В. <text:s text:c="37"/></text:span><text:span text:style-name="T1">, № группы </text:span><text:span text:style-name="T2">P3131</text:span><text:span text:style-name="T1">, оценка </text:span><text:span text:style-name="T2"><text:tab/></text:span></text:p>
      <text:p text:style-name="P9"><text:span text:style-name="T18"><text:tab/>Фамилия И.О. студента<text:tab/>не заполнять</text:span><text:span text:style-name="T18"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1">Название статьи/главы книги/видеолекции</text:p>
            <text:p text:style-name="P16">Python (+numba) быстрее Си — серьёзно?!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<text:span text:style-name="T19">ФИО автора статьи (или </text:span><text:span text:style-name="T20">e</text:span><text:span text:style-name="T19">-</text:span><text:span text:style-name="T20">mail</text:span><text:span text:style-name="T19">)</text:span></text:p>
            <text:p text:style-name="P10">@axi1</text:p>
          </table:table-cell>
          <table:table-cell table:style-name="Table1.A2" office:value-type="string">
            <text:p text:style-name="P2"><text:span text:style-name="T4">Дата публикации</text:span><text:span text:style-name="T4"/></text:p>
            <text:p text:style-name="P2"><text:span text:style-name="T4">(не старше 2020 года)</text:span><text:span text:style-name="T4"/></text:p>
            <text:p text:style-name="P2"><text:span text:style-name="T5"><text:s/>"</text:span><text:span text:style-name="T6">16</text:span><text:span text:style-name="T1">" </text:span><text:span text:style-name="T9">января</text:span><text:span text:style-name="T1"> </text:span>202<text:span text:style-name="T21">3</text:span><text:span text:style-name="T1"> г.</text:span></text:p>
          </table:table-cell>
          <table:table-cell table:style-name="Table1.C2" office:value-type="string">
            <text:p text:style-name="P2"><text:span text:style-name="T4">Размер статьи</text:span><text:span text:style-name="T4"/></text:p>
            <text:p text:style-name="P2"><text:span text:style-name="T4">(от 400 слов)</text:span><text:span text:style-name="T4"/></text:p>
            <text:p text:style-name="P21"><text:span text:style-name="T1">2034</text:span><text:span text:style-name="T1"/></text:p>
          </table:table-cell>
        </table:table-row>
        <table:table-row table:style-name="Table1.3">
          <table:table-cell table:style-name="Table1.A3" table:number-columns-spanned="3" office:value-type="string">
            <text:p text:style-name="Table_20_Contents"><text:span text:style-name="T4">Прямая полная ссылка на источник или сокращённая ссылка (</text:span><text:span text:style-name="T19">bit</text:span><text:span text:style-name="T4">.</text:span><text:span text:style-name="T19">ly</text:span><text:span text:style-name="T4">, </text:span><text:span text:style-name="T19">tr</text:span><text:span text:style-name="T4">.</text:span><text:span text:style-name="T19">im</text:span><text:span text:style-name="T4"> и т. п.)</text:span></text:p>
            <text:p text:style-name="P22"><text:a xlink:type="simple" xlink:href="https://habr.com/ru/articles/484136/" text:style-name="Internet_20_link" text:visited-style-name="Visited_20_Internet_20_Link"><text:span text:style-name="T1">https://habr.com/ru/articles/484136/</text:span></text:a></text:p>
            <text:p text:style-name="P22"><text:a xlink:type="simple" xlink:href="https://habr.com/ru/articles/484142/" text:style-name="Internet_20_link" text:visited-style-name="Visited_20_Internet_20_Link">https://habr.com/ru/articles/484142/</text:a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1">Теги, ключевые слова или словосочетания</text:p>
            <text:p text:style-name="P23">Python, numba, JIT, <text:span text:style-name="T23">LLVM</text:span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Table_20_Contents"><text:span text:style-name="T4">Перечень фактов, упомянутых в статье (минимум три пункта)</text:span><text:span text:style-name="T4"/></text:p>
            <text:p text:style-name="P12">1. <text:span text:style-name="T22">Практически сразу после появления Python стали появляться решения для его ускорения.</text:span></text:p>
            <text:p text:style-name="Table_20_Contents"><text:span text:style-name="T1">2. </text:span><text:span text:style-name="T10">На данный момент самые востребованные — Cython, pypy, </text:span><text:span text:style-name="T11">numba</text:span><text:span text:style-name="T10">.</text:span><text:span text:style-name="T1"/></text:p>
            <text:p text:style-name="Table_20_Contents"><text:span text:style-name="T1">3. </text:span><text:span text:style-name="T12">numba поддерживает NumPy.</text:span><text:span text:style-name="T1"/></text:p>
            <text:p text:style-name="P24"><text:span text:style-name="T12">4. </text:span><text:span text:style-name="T13">В</text:span><text:span text:style-name="T12"> </text:span><text:span text:style-name="T14">numba</text:span><text:span text:style-name="T12"> своя реализация типизированного словаря. Все ключи должны быть одного типа, ровно как и значения. Питоновский dict нельзя передать в </text:span><text:span text:style-name="T14">numba</text:span><text:span text:style-name="T12">, зато нумбовский numba.typed.Dict можно создавать в питоне и передавать в/из нумбы (при этом в питоне он работает чуть медленнее питоновского).</text:span><text:span text:style-name="T1"/></text:p>
            <text:p text:style-name="P26"><text:span text:style-name="T12">5. Некоторые задачи (например, умножение матрицы на число) распараллеливаются естественным образом.</text:span><text:span text:style-name="T1"/>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Table_20_Contents"><text:span text:style-name="T4">Позитивные следствия и/или достоинства описанной в статье технологии (минимум три пункта)</text:span><text:span text:style-name="T4"/></text:p>
            <text:list text:style-name="WWNum1">
              <text:list-item>
                <text:p text:style-name="P13"><text:span text:style-name="T24">В</text:span> <text:span text:style-name="T24">numba</text:span> разгоняется не вся программа, а отдельные функции <text:span text:style-name="T30">(с помощью декоратора)</text:span>, это позволяет совместить высокую скорость и обратную совместимость с библиотеками, которые <text:span text:style-name="T25">numba</text:span> (пока) не поддерживает.</text:p>
              </text:list-item>
              <text:list-item>
                <text:p text:style-name="P13"><text:span text:style-name="T26">numba</text:span> обгоняет <text:span text:style-name="T27">C</text:span>ython за счёт использования нативных процессорных инструкций (<text:span text:style-name="T27">C</text:span>ython не умеет <text:span text:style-name="T27">в JIT-компиляцию</text:span>), а pypy – за счёт более эффективного выполнения байткода <text:span text:style-name="T28">LLVM</text:span>.</text:p>
              </text:list-item>
              <text:list-item>
                <text:p text:style-name="P17">Сигнатуры для подлежащих компиляции функций <text:span text:style-name="T31">(и их локальных переменных!)</text:span> можно задавать заранее, что позволяет им выполнятся быстро без «прогрева» (первичной генерации LLVM байткода).</text:p>
              </text:list-item>
              <text:list-item>
                <text:p text:style-name="P18">Numba умеет выполнять разогнанный код на GPU, причём в отличие от того же, например, pycuda или pytorch, не только на nvidia, но и на amd'шных карточках.</text:p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Table_20_Contents"><text:span text:style-name="T4">Негативные следствия и/или недостатки описанной в статье технологии (минимум три пункта)</text:span><text:span text:style-name="T4"/></text:p>
            <text:list text:style-name="WWNum2">
              <text:list-item>
                <text:p text:style-name="P14">Никакие другие библиотеки (в частности, scipy и pandas) <text:span text:style-name="T29">numba</text:span> не понимает совсем.</text:p>
              </text:list-item>
              <text:list-item>
                <text:p text:style-name="P15">Из разогнанных функций можно вызывать только разогнанные, не разогнанные нельзя (хотя разогнанные функции можно вызывать и из разогнанных и из не разогнанных).</text:p>
              </text:list-item>
              <text:list-item>
                <text:p text:style-name="P20"><text:span text:style-name="T1">В разогнанных функциях глобальные переменные становятся константами: их значение фиксируется на момент компиляции функции.</text:span><text:span text:style-name="T1"/></text:p>
              </text:list-item>
              <text:list-item>
                <text:p text:style-name="P25">Поддержка классов эксперементальна, поэтому ООП код сделать быстрым не получится.<text:span text:style-name="T1"/></text:p>
              </text:list-item>
              <text:list-item>
                <text:p text:style-name="P25"><text:span text:style-name="T32">Numba</text:span> до сих пор не хватает толковой документации. Она есть, но в ней есть не всё.<text:span text:style-name="T1"/>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P27"><text:span text:style-name="T4">Ваши замечания, пожелания преподавателю </text:span><text:span text:style-name="T8">или</text:span><text:span text:style-name="T4"> анекдот о программистах</text:span></text:p>
            <text:p text:style-name="Preformatted_20_Text"><text:span text:style-name="T36">def</text:span> <text:span text:style-name="T37">f</text:span>():</text:p>
            <text:p text:style-name="Preformatted_20_Text"><text:tab/><text:span text:style-name="T36">print</text:span>(<text:span text:style-name="T33">'Traceback (most recent call last):\n File "&lt;stdin&gt;", line 1, in &lt;module&gt;\n File "&lt;stdin&gt;", line 3, in f\n File "&lt;stdin&gt;", line 3, in f\n File "&lt;stdin&gt;", line 3, in f\n [Previous line repeated 992 more times]\n File "&lt;stdin&gt;", line 2, in f\nRecursionError: maximum recursion depth exceeded while calling a Python object'</text:span><text:span text:style-name="T34">)</text:span></text:p>
            <text:p text:style-name="Preformatted_20_Text"><text:s text:c="4"/><text:span text:style-name="T37">f</text:span>()</text:p>
            <text:p text:style-name="Preformatted_20_Text"><text:span text:style-name="T37">f</text:span>()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Menlo" svg:font-family="Menlo, Monaco, Consolas, 'Courier New', Courier, monospac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Заголовок1" style:next-style-name="Text_20_body_20__28_WW_29_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_20__28_WW_29_" style:default-outline-level="2" style:list-style-name="" style:class="text">
      <style:paragraph-properties fo:margin-top="0.139in" fo:margin-bottom="0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_20__28_WW_29_" style:default-outline-level="3" style:list-style-name="" style:class="text">
      <style:paragraph-properties fo:margin-top="0.0972in" fo:margin-bottom="0in" style:contextual-spacing="false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835in" style:contextual-spacing="false"/>
    </style:style>
    <style:style style:name="Заголовок1" style:family="paragraph" style:parent-style-name="Standard" style:next-style-name="Text_20_body_20__28_WW_29_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Название_20_объекта1" style:display-name="Название объекта1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0827in" style:contextual-spacing="false" fo:orphans="2" fo:widows="2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Заголовок1" style:next-style-name="Text_20_body_20__28_WW_29_" style:class="chapter">
      <style:paragraph-properties fo:margin-top="0.0417in" fo:margin-bottom="0in" style:contextual-spacing="false" fo:text-align="center" style:justify-single-word="false"/>
      <style:text-properties fo:font-size="18pt" style:font-size-asian="18pt" style:font-size-complex="18pt"/>
    </style:style>
    <style:style style:name="Footnote_20__28_WW_29_" style:display-name="Footnote (WW)" style:family="paragraph" style:parent-style-name="Standard_20__28_WW_29_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Обычная_20_таблица1" style:display-name="Обычная таблица1" style:family="paragraph">
      <style:paragraph-properties fo:margin-top="0in" fo:margin-bottom="0in" style:contextual-spacing="false" fo:text-align="start" style:justify-single-word="false" fo:orphans="2" fo:widows="2" style:vertical-align="auto" style:writing-mode="lr-tb"/>
      <style:text-properties fo:language="en" fo:country="US" style:font-name-asian="Andale Sans UI" style:font-family-asian="'Andale Sans UI'" style:font-family-generic-asian="system" style:font-pitch-asian="variable" style:language-asian="en" style:country-asian="U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_20__28_WW_29_" style:display-name="Footnote Symbol (WW)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_20__28_WW_29_" style:display-name="Endnote Symbol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79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40</meta:editing-cycles>
    <meta:print-date>1899-12-31T21:00:00</meta:print-date>
    <meta:creation-date>2023-09-16T15:24:00</meta:creation-date>
    <dc:date>2023-10-23T15:57:58.285597551</dc:date>
    <meta:editing-duration>PT56M31S</meta:editing-duration>
    <meta:generator>LibreOffice/7.4.7.2$Linux_X86_64 LibreOffice_project/40$Build-2</meta:generator>
    <meta:document-statistic meta:table-count="1" meta:image-count="0" meta:object-count="0" meta:page-count="1" meta:paragraph-count="42" meta:word-count="447" meta:character-count="3261" meta:non-whitespace-character-count="2785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